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609cm"/>
    </style:style>
    <style:style style:name="Tabla2.B" style:family="table-column">
      <style:table-column-properties style:column-width="16.404cm"/>
    </style:style>
    <style:style style:name="Tabla2.A1" style:family="table-cell">
      <style:table-cell-properties style:writing-mode="page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0.609cm"/>
    </style:style>
    <style:style style:name="Tabla3.B" style:family="table-column">
      <style:table-column-properties style:column-width="16.404cm"/>
    </style:style>
    <style:style style:name="Tabla3.A1" style:family="table-cell">
      <style:table-cell-properties style:writing-mode="page"/>
    </style:style>
    <style:style style:name="P1" style:family="paragraph" style:parent-style-name="Standard">
      <style:text-properties officeooo:rsid="00037aa7" officeooo:paragraph-rsid="00037aa7"/>
    </style:style>
    <style:style style:name="P2" style:family="paragraph" style:parent-style-name="Standard">
      <style:text-properties officeooo:paragraph-rsid="00037aa7"/>
    </style:style>
    <style:style style:name="P3" style:family="paragraph" style:parent-style-name="Standard">
      <style:text-properties fo:font-size="14pt" officeooo:rsid="00037aa7" officeooo:paragraph-rsid="00037aa7" fo:background-color="#cccccc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37aa7" officeooo:paragraph-rsid="00037aa7" fo:background-color="#cccccc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37aa7" officeooo:paragraph-rsid="00037aa7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37aa7" officeooo:paragraph-rsid="00037aa7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037aa7" officeooo:paragraph-rsid="00037aa7" style:font-style-asian="normal" style:font-style-complex="normal"/>
    </style:style>
    <style:style style:name="P8" style:family="paragraph" style:parent-style-name="Standard">
      <style:text-properties fo:font-style="normal" officeooo:rsid="00037aa7" officeooo:paragraph-rsid="00037aa7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37aa7" officeooo:paragraph-rsid="00037aa7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officeooo:paragraph-rsid="000b3223"/>
    </style:style>
    <style:style style:name="P13" style:family="paragraph" style:parent-style-name="Standard">
      <style:text-properties officeooo:rsid="000b3223" officeooo:paragraph-rsid="000b3223"/>
    </style:style>
    <style:style style:name="P14" style:family="paragraph" style:parent-style-name="Standard">
      <style:paragraph-properties fo:text-align="center" style:justify-single-word="false" fo:break-before="page"/>
      <style:text-properties fo:font-size="16pt" fo:font-weight="bold" officeooo:rsid="00037aa7" officeooo:paragraph-rsid="00037aa7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fo:font-size="8pt" fo:language="zxx" fo:country="none" officeooo:rsid="000a0ff6" officeooo:paragraph-rsid="000a0ff6" style:font-size-asian="8pt" style:language-asian="zxx" style:country-asian="none" style:font-size-complex="8pt" style:language-complex="zxx" style:country-complex="none"/>
    </style:style>
    <style:style style:name="P16" style:family="paragraph" style:parent-style-name="Table_20_Contents">
      <style:text-properties officeooo:rsid="000b3223" officeooo:paragraph-rsid="000b3223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0a0ff6" officeooo:paragraph-rsid="000a0ff6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0a0ff6" officeooo:paragraph-rsid="000b3223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weight="bold" fo:background-color="#ffff00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9765" style:font-style-asian="italic" style:font-style-complex="italic"/>
    </style:style>
    <style:style style:name="T3" style:family="text">
      <style:text-properties fo:font-style="italic" officeooo:rsid="000a0ff6" style:font-style-asian="italic" style:font-style-complex="italic"/>
    </style:style>
    <style:style style:name="T4" style:family="text">
      <style:text-properties fo:font-style="italic" officeooo:rsid="000b3223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559f9"/>
    </style:style>
    <style:style style:name="T8" style:family="text">
      <style:text-properties officeooo:rsid="0006dbbc"/>
    </style:style>
    <style:style style:name="T9" style:family="text">
      <style:text-properties officeooo:rsid="0009343e"/>
    </style:style>
    <style:style style:name="T10" style:family="text">
      <style:text-properties officeooo:rsid="000b3223"/>
    </style:style>
    <style:style style:name="T11" style:family="text">
      <style:text-properties officeooo:rsid="000ce5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3 CPA Resumen <text:span text:style-name="T7">+ Ejercicios</text:span></text:p>
      <text:p text:style-name="P10">SESIÓN 1</text:p>
      <text:p text:style-name="P4">1.Primeros pasos con MPI</text:p>
      <text:p text:style-name="P3">1.1. Hola mundo</text:p>
      <text:p text:style-name="P1"/>
      <text:p text:style-name="P1">Se requiere una maquina con mpi instalado, el kahan lo tiene, asi que lo ejecutaremos des de alli.</text:p>
      <text:p text:style-name="P1"><text:tab/>Para compilar en el kahan...</text:p>
      <text:p text:style-name="P1"><text:tab/><text:span text:style-name="T8">m</text:span><text:span text:style-name="T1">picc -Wall -o hello ~/CPA/prac3/hello.c</text:span></text:p>
      <text:p text:style-name="P8"/>
      <text:p text:style-name="P8"><text:tab/>Ejecutar en el frontend…</text:p>
      <text:p text:style-name="P1"><text:span text:style-name="T5"><text:tab/></text:span><text:span text:style-name="T1">mpiexec -n 4 hello</text:span></text:p>
      <text:p text:style-name="P1"><text:span text:style-name="T1"><text:tab/></text:span><text:span text:style-name="T2">el -n numero es per a dir el numero de tasks que hi ha des de comando. En el job se possa en la line ntastks com se veura baix.</text:span></text:p>
      <text:p text:style-name="P8"/>
      <table:table table:name="Tabla1" table:style-name="Tabla1">
        <table:table-column table:style-name="Tabla1.A"/>
        <table:table-row>
          <table:table-cell table:style-name="Tabla1.A1" office:value-type="string">
            <text:p text:style-name="Standard">#!/bin/sh</text:p>
            <text:p text:style-name="Standard">#SBATCH --nodes=2</text:p>
            <text:p text:style-name="Standard">#SBATCH --ntasks=2</text:p>
            <text:p text:style-name="Standard">#SBATCH --time=5:00</text:p>
            <text:p text:style-name="Standard">#SBATCH --partition=cpa</text:p>
            <text:p text:style-name="Standard">scontrol show hostnames $SLURM_JOB_NODELIST</text:p>
            <text:p text:style-name="Standard"/>
            <text:p text:style-name="Standard">mpiexec ./hello</text:p>
          </table:table-cell>
        </table:table-row>
      </table:table>
      <text:p text:style-name="P6">Fichero trabajo mpi del kahan</text:p>
      <text:p text:style-name="P7"/>
      <text:p text:style-name="P9"><text:span text:style-name="T6">Ejercicio 1</text:span>: Realiza diversas ejecuciones del programa usando el sistema de colas, con diferente número de procesos y nodos.</text:p>
      <text:p text:style-name="P9"><text:tab/><text:span text:style-name="T9">Simplement editar els nodes i els ntasks… Van a apareixes HelloWorld equivalents al numero de tasquest ntasks.</text:span></text:p>
      <text:p text:style-name="P9"/>
      <text:p text:style-name="P9"><text:span text:style-name="T6">Ejercicio 2</text:span>: Modifica el programa para obtener el identificador de proceso y el número de procesos, y mostrar esa información en el saludo. Recuerda que para ello debes usar las funciones MPI_Comm_rank y MPI_Comm_size.</text:p>
      <text:p text:style-name="P9"><text:tab/></text:p>
      <text:p text:style-name="Standard"/>
      <text:p text:style-name="Standard"/>
      <text:p text:style-name="P3">1.2. Cálculo de Pi</text:p>
      <text:p text:style-name="Standard"/>
      <text:p text:style-name="P9"><text:span text:style-name="T6">Ejercicio 3:</text:span> Modifica el programa, sustituyendo la llamada a la función MPI_Reduce por un fragmento de código que sea equivalente pero utilice solo comunicaciones punto a punto (MPI_Send y MPI_Recv). Para ello, lo más sencillo es hacer que todos los procesos envíen su suma parcial (mypi) al proceso 0, el cual se encargará de recibir cada valor y acumularlo sobre la variable pi.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>28</text:p>
            <text:p text:style-name="P15">23</text:p>
            <text:p text:style-name="P15">30</text:p>
            <text:p text:style-name="P15">31</text:p>
            <text:p text:style-name="P15">32</text:p>
            <text:p text:style-name="P15">33</text:p>
            <text:p text:style-name="P15">34</text:p>
            <text:p text:style-name="P15">35</text:p>
            <text:p text:style-name="P15">36</text:p>
            <text:p text:style-name="P15">37</text:p>
            <text:p text:style-name="P15">38</text:p>
            <text:p text:style-name="P15">39</text:p>
          </table:table-cell>
          <table:table-cell table:style-name="Tabla2.A1" office:value-type="string">
            <text:p text:style-name="P11">/* Reducción: ANDREU utilitzant send i receive.*/ </text:p>
            <text:p text:style-name="P11">if(myid == 0){ //Si es el fil 0...</text:p>
            <text:p text:style-name="P11"><text:s text:c="3"/>pi =mypi; //Primer guardar en pi el valor que portava de la line 26</text:p>
            <text:p text:style-name="P11"><text:s text:c="6"/>for (i=1; i&lt;numprocs;i++){ //Crear un receive per a cada altre proces.</text:p>
            <text:p text:style-name="P11"><text:s text:c="9"/>//MPI_Recv(valorQueRep, Quantitat, TipusDada, DeQuiRep, Etiqueta, Comunicacio, Estat)</text:p>
            <text:p text:style-name="P11"><text:s text:c="9"/>MPI_Recv(&amp;mypi,1,MPI_DOUBLE,MPI_ANY_SOURCE,0,MPI_COMM_WORLD,MPI_STATUS_IGNORE);</text:p>
            <text:p text:style-name="P11"><text:s text:c="9"/>pi += mypi;//Acumular en pi lo que li passen de mypi</text:p>
            <text:p text:style-name="P11"><text:s text:c="6"/>} </text:p>
            <text:p text:style-name="P11">} else {</text:p>
            <text:p text:style-name="P11"><text:s text:c="3"/>//MPI_Send(valorQueEnvia, Quantitat, TipusDada, IDaQuiEnvia, Etiqueta, Comunicacio)</text:p>
            <text:p text:style-name="P11"><text:s text:c="3"/>MPI_Send(&amp;mypi,1,MPI_DOUBLE,0,0,MPI_COMM_WORLD);</text:p>
            <text:p text:style-name="P11">} </text:p>
          </table:table-cell>
        </table:table-row>
      </table:table>
      <text:p text:style-name="P17">Fragment de codi de <text:s/>mpi_pi_exe3.c</text:p>
      <text:p text:style-name="P3"><text:soft-page-break/>1.3. El programa ping-pong</text:p>
      <text:p text:style-name="P2"/>
      <text:p text:style-name="P9"><text:span text:style-name="T6">Ejercicio 4:</text:span> Completa el programa ping-pong.c para que haga lo que se explica en el párrafo anterior, teniendo en cuenta lo siguiente:</text:p>
      <text:p text:style-name="P9">-El programa tiene como argumento el tamaño del mensaje, n (en bytes).</text:p>
      <text:p text:style-name="P9">-Usa la función MPI_Wtime() para medir tiempos. Se usa exactamente igual que la función de OpenMP omp_get_wtime().</text:p>
      <text:p text:style-name="P9">-Para que los tiempos medidos sean significativos, el programa debe repetir la operación cierto número de veces (NREPS) y mostrar el tiempo medio.</text:p>
      <text:p text:style-name="P9">-Utiliza las primitivas estándar para envío y recepción de mensajes: MPI_Send y MPI_Recv, indicando MPI_BYTE como tipo de los datos a enviar/recibir.</text:p>
      <text:p text:style-name="P9"/>
      <text:p text:style-name="P20"><text:tab/><text:span text:style-name="T11">Correr el job amb nodes =2 i ntask=2 per a que se comuniquen 2 nodes amb un proces cadascun.</text:span></text:p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15</text:p>
            <text:p text:style-name="P16"/>
            <text:p text:style-name="P16">28</text:p>
            <text:p text:style-name="P16"/>
            <text:p text:style-name="P16">34</text:p>
            <text:p text:style-name="P16">35</text:p>
            <text:p text:style-name="P16">36</text:p>
            <text:p text:style-name="P16">37</text:p>
            <text:p text:style-name="P16">38</text:p>
            <text:p text:style-name="P16">39</text:p>
            <text:p text:style-name="P16">40</text:p>
            <text:p text:style-name="P16">41</text:p>
            <text:p text:style-name="P16">42</text:p>
            <text:p text:style-name="P16"/>
            <text:p text:style-name="P16">45</text:p>
            <text:p text:style-name="P16"/>
            <text:p text:style-name="P16">51</text:p>
            <text:p text:style-name="P16">52</text:p>
            <text:p text:style-name="P16">53</text:p>
            <text:p text:style-name="P16">54</text:p>
            <text:p text:style-name="P16">55</text:p>
            <text:p text:style-name="P16">56</text:p>
            <text:p text:style-name="P16">57</text:p>
            <text:p text:style-name="P16">58</text:p>
          </table:table-cell>
          <table:table-cell table:style-name="Tabla3.A1" office:value-type="string">
            <text:p text:style-name="Standard">double temps_Ini,temps_Fi,temps;</text:p>
            <text:p text:style-name="Standard">...</text:p>
            <text:p text:style-name="Standard">temps_Ini =MPI_Wtime();</text:p>
            <text:p text:style-name="Standard">...</text:p>
            <text:p text:style-name="Standard">for(int i=0; i&lt;NREPS;i++){</text:p>
            <text:p text:style-name="Standard"><text:tab/>if(myid==0){</text:p>
            <text:p text:style-name="Standard"><text:tab/> <text:s text:c="5"/>MPI_Send(&amp;n,1,MPI_INT,1,275,MPI_COMM_WORLD);</text:p>
            <text:p text:style-name="Standard"><text:tab/> <text:s text:c="5"/>MPI_Recv(&amp;n,1,MPI_INT,1,280,MPI_COMM_WORLD,MPI_STATUS_IGNORE);</text:p>
            <text:p text:style-name="Standard"><text:tab/>}else if(myid==1){</text:p>
            <text:p text:style-name="Standard"><text:tab/> <text:s text:c="5"/>MPI_Recv(&amp;n,1,MPI_INT,0,275,MPI_COMM_WORLD,MPI_STATUS_IGNORE);</text:p>
            <text:p text:style-name="Standard"><text:tab/> <text:s text:c="5"/>MPI_Send(&amp;n,1,MPI_INT,0,280,MPI_COMM_WORLD);</text:p>
            <text:p text:style-name="P13"><text:tab/>}</text:p>
            <text:p text:style-name="Standard">}</text:p>
            <text:p text:style-name="Standard">...</text:p>
            <text:p text:style-name="Standard">temps_Fi = MPI_Wtime();</text:p>
            <text:p text:style-name="Standard">...</text:p>
            <text:p text:style-name="Standard">if(myid==0){</text:p>
            <text:p text:style-name="Standard"><text:tab/>temps=temps_Fi-temps_Ini;</text:p>
            <text:p text:style-name="Standard"><text:tab/>printf("El programa ha tardat %f segons.\n",temps);</text:p>
            <text:p text:style-name="Standard"><text:tab/>temps /= n; //Temps entre nombre de iteracions</text:p>
            <text:p text:style-name="Standard"><text:tab/>temps /= 2; //Temps entre dos missatges. ping i pong</text:p>
            <text:p text:style-name="Standard"><text:tab/>temps *=1000; <text:s/>//Passar segons a milisegons</text:p>
            <text:p text:style-name="Standard"><text:tab/>printf("Un unic missatge pren %f milisegons \n",temps);</text:p>
            <text:p text:style-name="Standard">}</text:p>
            <text:p text:style-name="Standard"/>
            <text:p text:style-name="Standard"/>
          </table:table-cell>
        </table:table-row>
      </table:table>
      <text:p text:style-name="P12"><text:span text:style-name="T3">Fragment de codi de <text:s/></text:span><text:span text:style-name="T4">ping-pong</text:span><text:span text:style-name="T3">.c</text:span></text:p>
      <text:p text:style-name="P18"/>
      <text:p text:style-name="P9"><text:span text:style-name="T6">Ejercicio 5</text:span>: ¿Por qué se envían dos mensajes en cada iteración del bucle? ¿se podría eliminar el mensaje de respuesta de P1 a P0?</text:p>
      <text:p text:style-name="P9"><text:tab/><text:span text:style-name="T10">El bucle lo va ha hacer cada uno de los dos procesos por tanto se necesitan sends y receives. Si quitamos uno de los dos, se va a quedar esperando un proceso al mensaje del otro que no ha enviado.</text:span></text:p>
      <text:p text:style-name="P9"/>
      <text:p text:style-name="P9"><text:span text:style-name="T6">Ejercicio 6</text:span>: En cada iteración, el proceso P0 tiene que hacer un envío y una recepción. ¿Podría utilizar para ello la función MPI_Sendrecv_replace? ¿Y el proceso P1?</text:p>
      <text:p text:style-name="P10"/>
      <text:p text:style-name="P14">SESIÓN 2</text:p>
      <text:p text:style-name="P5">2.Fractales de Newton</text:p>
      <text:p text:style-name="Standard"/>
      <text:p text:style-name="Standard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2:52:40.122000000</meta:creation-date>
    <dc:date>2021-11-16T17:06:22.135000000</dc:date>
    <meta:editing-duration>PT4H29M24S</meta:editing-duration>
    <meta:editing-cycles>8</meta:editing-cycles>
    <meta:generator>LibreOffice/7.0.1.2$Windows_X86_64 LibreOffice_project/7cbcfc562f6eb6708b5ff7d7397325de9e764452</meta:generator>
    <meta:document-statistic meta:table-count="3" meta:image-count="0" meta:object-count="0" meta:page-count="3" meta:paragraph-count="106" meta:word-count="633" meta:character-count="4139" meta:non-whitespace-character-count="3515"/>
  </office:meta>
</office:document-meta>
</file>